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UnitTestCase.loadPutResponse( String pageURL ,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UnitTestCase.evalXPath( String xpathExp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mlUnitTestCase.loadXmlPage( String pag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mlUnitTestCase.loadResponse( String pag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UnitTestCase.loadDeleteResponse( String pag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UnitTestCase.setupBaseUr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UnitTestCase.addNamespace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UnitTestCase.create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UnitTestCase.loadPostResponse( String pageURL ,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UnitTestCase.loadHtmlPage( String pag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UnitTestCase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UnitTestCase.assertXPath( String xpathExpr , String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